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2.0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7.5cm" svg:y="2.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8.5cm" svg:y="2.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9.5cm" svg:y="2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0.5cm" svg:y="2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.5cm" svg:y="2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2.5cm" svg:y="2.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3.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4.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5.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6.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7.5cm" svg:y="2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46cm" svg:height="0.962cm" svg:x="7.5cm" svg:y="1.338cm">
          <draw:text-box>
            <text:list text:style-name="L1">
              <text:list-item>
                <text:p>с помощью массива</text:p>
              </text:list-item>
            </text:list>
          </draw:text-box>
        </draw:frame>
        <draw:line draw:style-name="gr4" draw:text-style-name="P5" draw:layer="layout" svg:x1="2.7cm" svg:y1="1.9cm" svg:x2="2.7cm" svg:y2="7.1cm">
          <text:p/>
        </draw:line>
        <draw:line draw:style-name="gr4" draw:text-style-name="P5" draw:layer="layout" svg:x1="2.7cm" svg:y1="7.1cm" svg:x2="5.3cm" svg:y2="7.1cm">
          <text:p/>
        </draw:line>
        <draw:line draw:style-name="gr4" draw:text-style-name="P5" draw:layer="layout" svg:x1="5.3cm" svg:y1="1.9cm" svg:x2="5.3cm" svg:y2="7.1cm">
          <text:p/>
        </draw:line>
        <draw:custom-shape draw:style-name="gr5" draw:text-style-name="P6" draw:layer="layout" svg:width="2.6cm" svg:height="0.7cm" svg:x="2.7cm" svg:y="6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6cm" svg:height="0.7cm" svg:x="2.7cm" svg:y="5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6cm" svg:height="0.7cm" svg:x="2.7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6cm" svg:height="0.7cm" svg:x="2.7cm" svg:y="4.3cm">
          <text:p text:style-name="P1">3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1cm" svg:y1="7.1cm" svg:x2="11.4cm" svg:y2="7.1cm">
          <text:p/>
        </draw:line>
        <draw:frame draw:style-name="gr7" draw:text-style-name="P7" draw:layer="layout" svg:width="2.013cm" svg:height="0.962cm" svg:x="7.7cm" svg:y="5.4cm">
          <draw:text-box>
            <text:p>Head</text:p>
          </draw:text-box>
        </draw:frame>
        <draw:line draw:style-name="gr4" draw:text-style-name="P5" draw:layer="layout" svg:x1="22.7cm" svg:y1="6.528cm" svg:x2="21.4cm" svg:y2="7.7cm">
          <text:p/>
        </draw:line>
        <draw:g>
          <draw:custom-shape draw:style-name="gr8" draw:text-style-name="P6" draw:layer="layout" svg:width="1.3cm" svg:height="1.2cm" svg:x="7.4cm" svg:y="6.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4cm" svg:height="0.4cm" svg:x="9.148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3cm" svg:height="1.2cm" svg:x="8.7cm" svg:y="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1.3cm" svg:height="1.2cm" svg:x="11.6cm" svg:y="6.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4cm" svg:height="0.4cm" svg:x="13.348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3cm" svg:height="1.2cm" svg:x="12.9cm" svg:y="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1.3cm" svg:height="1.2cm" svg:x="15.9cm" svg:y="6.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4cm" svg:height="0.4cm" svg:x="17.648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3cm" svg:height="1.2cm" svg:x="17.2cm" svg:y="6.5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14.4cm" svg:y1="7.1cm" svg:x2="15.7cm" svg:y2="7.1cm">
          <text:p/>
        </draw:line>
        <draw:custom-shape draw:style-name="gr8" draw:text-style-name="P6" draw:layer="layout" svg:width="1.3cm" svg:height="1.2cm" svg:x="20.1cm" svg:y="6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3cm" svg:height="1.2cm" svg:x="21.4cm" svg:y="6.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7cm" svg:y1="7.1cm" svg:x2="19.9cm" svg:y2="7.1cm">
          <text:p/>
        </draw:line>
        <draw:frame draw:style-name="gr3" draw:text-style-name="P4" draw:layer="layout" svg:width="6.563cm" svg:height="0.962cm" svg:x="7.5cm" svg:y="4.438cm">
          <draw:text-box>
            <text:list text:style-name="L1">
              <text:list-item>
                <text:p>с помощью списка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6T11:02:52.855000000</meta:creation-date>
    <dc:date>2021-11-16T11:12:10.773000000</dc:date>
    <meta:editing-duration>PT9M16S</meta:editing-duration>
    <meta:editing-cycles>4</meta:editing-cycles>
    <meta:generator>LibreOffice/5.4.3.2$Windows_X86_64 LibreOffice_project/92a7159f7e4af62137622921e809f8546db437e5</meta:generator>
    <meta:document-statistic meta:object-count="39"/>
  </office:meta>
</office:document-meta>
</file>